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09492" officeooo:paragraph-rsid="0001d317" style:font-size-asian="14pt" style:font-size-complex="14pt"/>
    </style:style>
    <style:style style:name="P2" style:family="paragraph" style:parent-style-name="Standard">
      <style:text-properties fo:font-size="14pt" officeooo:rsid="00018c78" officeooo:paragraph-rsid="00025761" style:font-size-asian="14pt" style:font-size-complex="14pt"/>
    </style:style>
    <style:style style:name="P3" style:family="paragraph" style:parent-style-name="Standard">
      <style:text-properties fo:font-size="14pt" officeooo:rsid="00019d1f" officeooo:paragraph-rsid="0001d317" style:font-size-asian="14pt" style:font-size-complex="14pt"/>
    </style:style>
    <style:style style:name="P4" style:family="paragraph" style:parent-style-name="Standard">
      <style:text-properties fo:font-size="14pt" officeooo:rsid="00019d1f" officeooo:paragraph-rsid="00018c78" style:font-size-asian="14pt" style:font-size-complex="14pt"/>
    </style:style>
    <style:style style:name="P5" style:family="paragraph" style:parent-style-name="Standard">
      <style:text-properties fo:font-size="14pt" officeooo:rsid="00019d1f" officeooo:paragraph-rsid="00025761" style:font-size-asian="14pt" style:font-size-complex="14pt"/>
    </style:style>
    <style:style style:name="P6" style:family="paragraph" style:parent-style-name="Standard">
      <style:text-properties fo:font-size="14pt" officeooo:rsid="0001d317" officeooo:paragraph-rsid="00025761" style:font-size-asian="14pt" style:font-size-complex="14pt"/>
    </style:style>
    <style:style style:name="P7" style:family="paragraph" style:parent-style-name="Standard">
      <style:text-properties fo:font-size="14pt" fo:font-style="italic" officeooo:rsid="0001d317" officeooo:paragraph-rsid="0001d317" style:font-size-asian="14pt" style:font-style-asian="italic" style:font-size-complex="14pt" style:font-style-complex="italic"/>
    </style:style>
    <style:style style:name="P8" style:family="paragraph" style:parent-style-name="Standard">
      <style:text-properties fo:font-size="14pt" fo:font-style="italic" fo:font-weight="normal" officeooo:rsid="00009492" officeooo:paragraph-rsid="0001d317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text-properties fo:font-size="14pt" fo:font-style="italic" fo:font-weight="normal" officeooo:rsid="00018c78" officeooo:paragraph-rsid="00025761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4pt" fo:font-style="italic" fo:font-weight="normal" officeooo:rsid="00018c78" officeooo:paragraph-rsid="00019d1f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text-properties fo:font-size="14pt" fo:font-style="normal" fo:font-weight="normal" officeooo:rsid="00019d1f" officeooo:paragraph-rsid="00019d1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normal" officeooo:rsid="00019d1f" officeooo:paragraph-rsid="00025761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19d1f" officeooo:paragraph-rsid="00025761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fo:font-weight="bold" officeooo:rsid="00019d1f" officeooo:paragraph-rsid="00025761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01d317" officeooo:paragraph-rsid="0001d31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weight="normal" officeooo:rsid="00025761" officeooo:paragraph-rsid="00025761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019d1f" officeooo:paragraph-rsid="00025761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bold" officeooo:rsid="00019d1f" officeooo:paragraph-rsid="00025761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01d317" officeooo:paragraph-rsid="00025761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025761" officeooo:paragraph-rsid="00025761" style:font-size-asian="14pt" style:font-weight-asian="bold" style:font-size-complex="14pt" style:font-weight-complex="bold"/>
    </style:style>
    <style:style style:name="T1" style:family="text">
      <style:text-properties officeooo:rsid="0000c89f"/>
    </style:style>
    <style:style style:name="T2" style:family="text">
      <style:text-properties officeooo:rsid="00019d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c89f" style:font-weight-asian="bold" style:font-weight-complex="bold"/>
    </style:style>
    <style:style style:name="T5" style:family="text">
      <style:text-properties fo:font-weight="bold" officeooo:rsid="00025761" style:font-weight-asian="bold" style:font-weight-complex="bold"/>
    </style:style>
    <style:style style:name="T6" style:family="text">
      <style:text-properties fo:font-weight="bold" officeooo:rsid="00019d1f" style:font-weight-asian="bold" style:font-weight-complex="bold"/>
    </style:style>
    <style:style style:name="T7" style:family="text">
      <style:text-properties officeooo:rsid="0001d31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1d317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officeooo:rsid="00019d1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1d317" style:font-style-asian="italic" style:font-style-complex="italic"/>
    </style:style>
    <style:style style:name="T15" style:family="text">
      <style:text-properties fo:font-style="italic" officeooo:rsid="00025761" style:font-style-asian="italic" style:font-style-complex="italic"/>
    </style:style>
    <style:style style:name="T16" style:family="text">
      <style:text-properties fo:font-style="italic" style:text-underline-style="none" fo:font-weight="bold" officeooo:rsid="0001d317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normal" officeooo:rsid="0001d317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025761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1d317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25761" style:font-style-asian="italic" style:font-weight-asian="normal" style:font-style-complex="italic" style:font-weight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none" officeooo:rsid="00025761" style:font-style-asian="normal" style:font-style-complex="normal"/>
    </style:style>
    <style:style style:name="T25" style:family="text">
      <style:text-properties fo:font-style="normal" style:text-underline-style="none" fo:font-weight="bold" officeooo:rsid="00025761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01d317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025761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01d317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officeooo:rsid="0002576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01d317"/>
    </style:style>
    <style:style style:name="T37" style:family="text">
      <style:text-properties style:text-underline-style="none" officeooo:rsid="00025761"/>
    </style:style>
    <style:style style:name="T38" style:family="text">
      <style:text-properties style:text-underline-style="none" fo:font-weight="normal" officeooo:rsid="0001d317" style:font-weight-asian="normal" style:font-weight-complex="normal"/>
    </style:style>
    <style:style style:name="T39" style:family="text">
      <style:text-properties style:text-underline-style="none" fo:font-weight="normal" officeooo:rsid="00025761" style:font-weight-asian="normal" style:font-weight-complex="normal"/>
    </style:style>
    <style:style style:name="T40" style:family="text">
      <style:text-properties style:text-underline-style="none" officeooo:rsid="00019d1f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01d317" style:font-weight-asian="normal" style:font-weight-complex="normal"/>
    </style:style>
    <style:style style:name="T43" style:family="text">
      <style:text-properties fo:font-weight="normal" officeooo:rsid="00025761" style:font-weight-asian="normal" style:font-weight-complex="normal"/>
    </style:style>
    <style:style style:name="T44" style:family="text">
      <style:text-properties officeooo:rsid="000257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Link <text:span text:style-name="T44">(article)</text:span></text:p>
      <text:p text:style-name="P2"/>
      <text:p text:style-name="P2">Logical Link Control <text:span text:style-name="T2">(LLC)</text:span></text:p>
      <text:p text:style-name="P2">Media Access Control (MAC)</text:p>
      <text:p text:style-name="P2">Ethernet LAN with CSMA/CD</text:p>
      <text:p text:style-name="P2"><text:span text:style-name="T2">W</text:span>ifi – WLAN <text:span text:style-name="T44">with CSMA/CA</text:span></text:p>
      <text:p text:style-name="P4"><text:span text:style-name="T3"/></text:p>
      <text:p text:style-name="P17"><text:span text:style-name="T29">Wired Network </text:span><text:span text:style-name="T13">(802.3)</text:span></text:p>
      <text:p text:style-name="P2"><text:span text:style-name="T44">C</text:span>ollisions detect<text:span text:style-name="T2">ed through </text:span><text:span text:style-name="T6">CSMA/CD</text:span></text:p>
      <text:p text:style-name="P2"><text:span text:style-name="T44">S</text:span>imultaneous communication <text:span text:style-name="T15">is </text:span><text:span text:style-name="T44">allowed</text:span></text:p>
      <text:p text:style-name="P9"><text:span text:style-name="T24">In a wired network what is meant by a</text:span><text:span text:style-name="T37">“s</text:span><text:span text:style-name="T35">ensing medium”?</text:span></text:p>
      <text:p text:style-name="P10"/>
      <text:p text:style-name="P16"><text:span text:style-name="T8">Wireless Networks</text:span> <text:span text:style-name="T13">(like 802.11 </text:span><text:span text:style-name="T14">MAC Layer</text:span><text:span text:style-name="T13">)</text:span></text:p>
      <text:p text:style-name="P18">WLAN “near/far” problem</text:p>
      <text:p text:style-name="P13"><text:span text:style-name="T35"><text:tab/></text:span><text:span text:style-name="T44">Results in </text:span>collision detection <text:span text:style-name="T44">being </text:span>impossible within wifi network</text:p>
      <text:p text:style-name="P3"><text:span text:style-name="T30"/></text:p>
      <text:p text:style-name="P18">WLAN’<text:span text:style-name="T7">s slow </text:span>speed</text:p>
      <text:p text:style-name="P5"><text:tab/><text:span text:style-name="T44">D</text:span><text:span text:style-name="T8">ue to overhead that is not present in 802.3, making 802.11 slower.</text:span></text:p>
      <text:p text:style-name="P11"/>
      <text:p text:style-name="P14"><text:span text:style-name="T44">Wireless </text:span>collision <text:span text:style-name="T44">avoidance</text:span></text:p>
      <text:p text:style-name="P12"><text:span text:style-name="T44"><text:tab/>Why does it use “</text:span>collision avoidance” rather than “detection” <text:span text:style-name="T44">CD</text:span><text:span text:style-name="T5">?</text:span></text:p>
      <text:p text:style-name="P3"><text:span text:style-name="T3"/></text:p>
      <text:p text:style-name="P14">ACK packet acknowledgement</text:p>
      <text:p text:style-name="P5"><text:span text:style-name="T28"><text:tab/>In addition to help with collisions, ACK </text:span><text:span text:style-name="T23">handles radio interference </text:span><text:span text:style-name="T24">problems</text:span><text:span text:style-name="T23">.</text:span></text:p>
      <text:p text:style-name="P3"><text:span text:style-name="T3"/></text:p>
      <text:p text:style-name="P14">DCF <text:span text:style-name="T44">(distributed coordinated function)</text:span></text:p>
      <text:p text:style-name="P14"><text:span text:style-name="T37"><text:tab/></text:span><text:span text:style-name="T38">How does it work? </text:span><text:span text:style-name="T39">What does it do?</text:span></text:p>
      <text:p text:style-name="P15"/>
      <text:p text:style-name="P19">PCF (<text:span text:style-name="T44">for </text:span>Time-bounded data)</text:p>
      <text:p text:style-name="P6"><text:span text:style-name="T3"><text:tab/></text:span><text:span text:style-name="T43">Unlike </text:span><text:span text:style-name="T44">DCF a </text:span>single access point controls access to media. <text:span text:style-name="T44">Why? How?</text:span></text:p>
      <text:p text:style-name="P6"/>
      <text:p text:style-name="P20">Polling wireless stations</text:p>
      <text:p text:style-name="P6"><text:tab/><text:span text:style-name="T44">If need be setting can </text:span>cycl<text:span text:style-name="T44">e </text:span>between modes DCF and PCF <text:span text:style-name="T44">while </text:span>polling stations.</text:p>
      <text:p text:style-name="P8"><text:span text:style-name="T14"/></text:p>
      <text:p text:style-name="P7"/>
      <text:p text:style-name="P7">Concerns <text:span text:style-name="T44">of Wireless Networks (WLAN)</text:span></text:p>
      <text:p text:style-name="P1"><text:span text:style-name="T39">1) </text:span><text:span text:style-name="T11">Packet fragmentation</text:span><text:span text:style-name="T41"> – </text:span><text:span text:style-name="T42">Why </text:span><text:span text:style-name="T41">larger packets </text:span><text:span text:style-name="T42">are </text:span><text:span text:style-name="T41">broken </text:span><text:span text:style-name="T42">into </text:span><text:span text:style-name="T41">smaller units </text:span><text:span text:style-name="T42">in </text:span><text:span text:style-name="T41">congested environment? <text:s/></text:span><text:span text:style-name="T37">2) </text:span><text:span text:style-name="T12">Hidden Node issue</text:span><text:span text:style-name="T40"> </text:span><text:span text:style-name="T2">– </text:span><text:span text:style-name="T4">CTS/RTS </text:span><text:span text:style-name="T43">clears and requests transmissions from </text:span><text:span text:style-name="T2">sender...this limits collisions however not without causing transmission delays, used for large sized packets (retransmission is “expensive”)</text:span><text:span text:style-name="T16"> <text:s/></text:span><text:span text:style-name="T28">3) </text:span><text:span text:style-name="T31">I</text:span><text:span text:style-name="T30">nterference</text:span><text:span text:style-name="T26"> – </text:span><text:span text:style-name="T28">In addition to </text:span><text:span text:style-name="T27">ACK </text:span><text:span text:style-name="T28">what </text:span><text:span text:style-name="T18">other tools </text:span><text:span text:style-name="T27">may help with it? <text:s text:c="2"/></text:span><text:span text:style-name="T28">4) </text:span><text:span text:style-name="T31">Robustness</text:span><text:span text:style-name="T27"> </text:span><text:span text:style-name="T26">– </text:span><text:span text:style-name="T28">Solution using </text:span><text:span text:style-name="T34">CRC checksum </text:span><text:span text:style-name="T33">and possibly other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1:36:21.074284939</meta:creation-date>
    <dc:date>2018-09-15T02:39:53.026801650</dc:date>
    <meta:editing-duration>PT38M38S</meta:editing-duration>
    <meta:editing-cycles>4</meta:editing-cycles>
    <meta:generator>LibreOffice/6.0.1.1$Linux_X86_64 LibreOffice_project/00m0$Build-1</meta:generator>
    <meta:print-date>2018-09-15T02:39:45.736148077</meta:print-date>
    <meta:document-statistic meta:table-count="0" meta:image-count="0" meta:object-count="0" meta:page-count="1" meta:paragraph-count="26" meta:word-count="213" meta:character-count="1444" meta:non-whitespace-character-count="1241"/>
  </office:meta>
</office:document-meta>
</file>